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adornments="Regular"/>
    <style:font-face style:name="cmmi101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4.12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7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335cm" fo:min-width="4.79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6cm" fo:min-width="1.879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29cm" fo:min-width="7.374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518cm"/>
    </style:style>
    <style:style style:name="gr4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4.917cm" fo:min-width="6.129cm"/>
    </style:style>
    <style:style style:name="gr42" style:family="graphic" style:parent-style-name="objectwithoutfill">
      <style:graphic-properties draw:stroke="dash" draw:stroke-dash="Fine_20_Dashed"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83cm"/>
    </style:style>
    <style:style style:name="gr44" style:family="graphic" style:parent-style-name="objectwithoutfill">
      <style:graphic-properties svg:stroke-width="0.035cm" svg:stroke-color="#000000" draw:marker-start="Symmetric_20_Arrow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4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1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="none" draw:fill-color="#ffffff"/>
      <style:text-properties style:font-name="cmmi101" fo:font-size="8pt" fo:font-weight="normal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text-properties style:font-name="cmmi101" fo:font-size="6pt" fo:font-weight="normal" style:font-size-asian="6pt" style:font-weight-asian="bold" style:font-size-complex="6pt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cmmi10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" fo:font-size="12pt" fo:font-weight="bold" style:font-name-asian="cmmi10" style:font-size-asian="12pt" style:font-weight-asian="bold" style:font-name-complex="cmmi10" style:font-size-complex="12pt" style:font-weight-complex="bold"/>
    </style:style>
    <style:style style:name="T3" style:family="text">
      <style:text-properties style:text-position="-33% 58%" style:font-name="cmmi101" fo:font-size="12pt" fo:font-weight="bold" style:font-name-asian="cmmi10" style:font-size-asian="12pt" style:font-weight-asian="bold" style:font-name-complex="cmmi10" style:font-size-complex="12pt" style:font-weight-complex="bold"/>
    </style:style>
    <style:style style:name="T4" style:family="text">
      <style:text-properties style:font-name="cmmi101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" fo:font-size="12pt" fo:font-weight="normal" style:font-name-asian="cmmi10" style:font-size-asian="12pt" style:font-weight-asian="bold" style:font-name-complex="cmmi10" style:font-size-complex="12pt" style:font-weight-complex="bold"/>
    </style:style>
    <style:style style:name="T6" style:family="text">
      <style:text-properties style:font-name="cmmi101" fo:font-size="8pt" fo:font-weight="normal" style:font-size-asian="6pt" style:font-weight-asian="bold" style:font-size-complex="6pt" style:font-weight-complex="bold"/>
    </style:style>
    <style:style style:name="T7" style:family="text">
      <style:text-properties style:text-position="-33% 58%" style:font-name="cmmi101" fo:font-size="8pt" fo:font-weight="normal" style:font-size-asian="6pt" style:font-weight-asian="bold" style:font-size-complex="6pt" style:font-weight-complex="bold"/>
    </style:style>
    <style:style style:name="T8" style:family="text">
      <style:text-properties style:font-name="cmmi101" fo:font-size="8pt" fo:font-weight="normal" style:font-size-asian="8pt" style:font-weight-asian="bold" style:font-size-complex="8pt" style:font-weight-complex="bold"/>
    </style:style>
    <style:style style:name="T9" style:family="text">
      <style:text-properties style:text-position="-33% 58%" style:font-name="cmmi101" fo:font-size="8pt" fo:font-weight="normal" style:font-size-asian="8pt" style:font-weight-asian="bold" style:font-size-complex="8pt" style:font-weight-complex="bold"/>
    </style:style>
    <style:style style:name="T10" style:family="text">
      <style:text-properties style:font-name="cmmi10" fo:font-size="12pt" fo:font-weight="normal" style:font-name-asian="cmmi10" style:font-size-asian="12pt" style:font-weight-asian="bold" style:font-name-complex="cmmi10" style:font-size-complex="12pt" style:font-weight-complex="bold"/>
    </style:style>
    <style:style style:name="T11" style:family="text">
      <style:text-properties style:text-position="-33% 58%" style:font-name="cmmi101" fo:font-size="12pt" fo:font-weight="normal" style:font-size-asian="12pt" style:font-weight-asian="bold" style:font-size-complex="12pt" style:font-weight-complex="bold"/>
    </style:style>
    <style:style style:name="T12" style:family="text">
      <style:text-properties style:text-position="-33% 58%" style:font-name="cmmi101" fo:font-size="12pt" fo:font-weight="normal" style:font-name-asian="cmmi10" style:font-size-asian="12pt" style:font-weight-asian="bold" style:font-name-complex="cmmi10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37cm" svg:x="11.545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3" draw:layer="layout" svg:width="0.773cm" svg:height="0.675cm" svg:x="14.595cm" svg:y="10.519cm">
          <draw:text-box>
            <text:p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3.307cm" svg:y2="10.271cm">
          <text:p/>
        </draw:line>
        <draw:custom-shape draw:style-name="gr7" draw:text-style-name="P4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frame draw:style-name="gr9" draw:text-style-name="P3" draw:layer="layout" svg:width="0.874cm" svg:height="0.769cm" svg:x="16.338cm" svg:y="10.371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908cm" svg:height="0.769cm" svg:x="12.938cm" svg:y="10.672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75cm" svg:x="11.615cm" svg:y="8.868cm">
          <draw:text-box>
            <text:p><text:span text:style-name="T4">E</text:span></text:p>
          </draw:text-box>
        </draw:frame>
        <draw:frame draw:style-name="gr12" draw:text-style-name="P5" draw:layer="layout" svg:width="0.79cm" svg:height="0.675cm" svg:x="17.764cm" svg:y="8.869cm">
          <draw:text-box>
            <text:p><text:span text:style-name="T4">L</text:span></text:p>
          </draw:text-box>
        </draw:frame>
        <draw:line draw:style-name="gr3" draw:text-style-name="P2" draw:layer="layout" svg:x1="12.557cm" svg:y1="10.556cm" svg:x2="13.827cm" svg:y2="9.605cm">
          <text:p/>
        </draw:line>
        <draw:line draw:style-name="gr13" draw:text-style-name="P2" draw:layer="layout" svg:x1="13.319cm" svg:y1="10.281cm" svg:x2="12.628cm" svg:y2="9.382cm">
          <text:p/>
        </draw:line>
        <draw:frame draw:style-name="gr14" draw:text-style-name="P5" draw:layer="layout" svg:width="1.018cm" svg:height="0.769cm" svg:x="11.793cm" svg:y="10.398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75cm" svg:x="12.892cm" svg:y="9.424cm">
          <draw:text-box>
            <text:p><text:span text:style-name="T4">o</text:span></text:p>
          </draw:text-box>
        </draw:frame>
        <draw:custom-shape draw:style-name="gr15" draw:text-style-name="P1" draw:layer="layout" svg:width="1.27cm" svg:height="1.27cm" svg:x="17.095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cm" svg:y1="12.43cm" svg:x2="16.626cm" svg:y2="11.653cm">
          <text:p/>
        </draw:line>
        <draw:custom-shape draw:style-name="gr16" draw:text-style-name="P6" draw:layer="layout" svg:width="0.254cm" svg:height="0.248cm" svg:x="14.837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75cm" svg:x="17.294cm" svg:y="10.839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17.004cm 11.939cm)" draw:kind="cut" draw:start-angle="0" draw:end-angle="180">
          <text:p/>
        </draw:circle>
        <draw:custom-shape draw:style-name="gr16" draw:text-style-name="P6" draw:layer="layout" svg:width="0.254cm" svg:height="0.254cm" svg:x="17.02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92cm" svg:height="3.585cm" svg:x="12.345cm" svg:y="13.6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651cm" svg:height="1.651cm" svg:x="15.881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4" draw:layer="layout" svg:width="1.651cm" svg:height="0.388cm" svg:x="15.881cm" svg:y="15.376cm" draw:kind="arc" draw:start-angle="0" draw:end-angle="180.52">
          <text:p/>
        </draw:ellipse>
        <draw:ellipse draw:style-name="gr22" draw:text-style-name="P4" draw:layer="layout" svg:width="1.651cm" svg:height="0.388cm" svg:x="15.881cm" svg:y="15.376cm" draw:kind="arc" draw:start-angle="177.02" draw:end-angle="0">
          <text:p/>
        </draw:ellipse>
        <draw:custom-shape draw:style-name="gr23" draw:text-style-name="P7" draw:layer="layout" svg:width="2.413cm" svg:height="1.87cm" draw:transform="skewX (-0.523773308523498) rotate (-0.523598775598299) translate (13.214cm 1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0.315cm" svg:height="0.325cm" draw:transform="skewX (-0.524471440224296) rotate (-0.523598775598299) translate (13.94cm 14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0.315cm" svg:height="0.325cm" draw:transform="skewX (-0.524471440224296) rotate (-0.523598775598299) translate (14.217cm 15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0.315cm" svg:height="0.325cm" draw:transform="skewX (-0.524471440224296) rotate (-0.523598775598299) translate (14.216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0.315cm" svg:height="0.325cm" draw:transform="skewX (-0.524471440224296) rotate (-0.523598775598299) translate (13.94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2.817cm" svg:y1="15.428cm" svg:x2="14.087cm" svg:y2="15.252cm">
          <text:p/>
        </draw:line>
        <draw:custom-shape draw:style-name="gr8" draw:text-style-name="P1" draw:layer="layout" svg:width="0.254cm" svg:height="0.254cm" svg:x="12.45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091cm" svg:height="0.125cm" svg:x="12.629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2" draw:layer="layout" svg:x1="16.327cm" svg:y1="14.941cm" svg:x2="14.087cm" svg:y2="15.253cm">
          <text:p/>
        </draw:line>
        <draw:line draw:style-name="gr28" draw:text-style-name="P12" draw:layer="layout" svg:x1="12.82cm" svg:y1="15.454cm" svg:x2="14.342cm" svg:y2="15.394cm">
          <text:p/>
        </draw:line>
        <draw:line draw:style-name="gr30" draw:text-style-name="P12" draw:layer="layout" svg:x1="16.145cm" svg:y1="15.324cm" svg:x2="14.343cm" svg:y2="15.394cm">
          <text:p/>
        </draw:line>
        <draw:line draw:style-name="gr28" draw:text-style-name="P12" draw:layer="layout" svg:x1="12.819cm" svg:y1="15.482cm" svg:x2="14.345cm" svg:y2="15.748cm">
          <text:p/>
        </draw:line>
        <draw:line draw:style-name="gr31" draw:text-style-name="P12" draw:layer="layout" svg:x1="16.334cm" svg:y1="16.097cm" svg:x2="14.342cm" svg:y2="15.75cm">
          <text:p/>
        </draw:line>
        <draw:line draw:style-name="gr28" draw:text-style-name="P12" draw:layer="layout" svg:x1="12.827cm" svg:y1="15.482cm" svg:x2="14.081cm" svg:y2="15.612cm">
          <text:p/>
        </draw:line>
        <draw:line draw:style-name="gr31" draw:text-style-name="P12" draw:layer="layout" svg:x1="16.12cm" svg:y1="15.848cm" svg:x2="14.078cm" svg:y2="15.61cm">
          <text:p/>
        </draw:line>
        <draw:custom-shape draw:style-name="gr32" draw:text-style-name="P13" draw:layer="layout" svg:width="0.189cm" svg:height="0.189cm" svg:x="16.24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0.189cm" svg:height="0.189cm" svg:x="16.059cm" svg:y="1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0.189cm" svg:height="0.189cm" svg:x="16.02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189cm" svg:height="0.189cm" svg:x="16.245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7.874cm" svg:height="2.54cm" svg:x="2.27cm" svg:y="12.3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5.064cm" svg:y="12.4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2.286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254cm" svg:height="0.254cm" svg:x="2.65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2.65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15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3.66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4.1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92cm" svg:y="13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41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47cm" svg:y="1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718cm" svg:y="1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06cm" svg:y="1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6cm" svg:y="1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525cm" svg:y="12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29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305cm" svg:y="13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647cm" svg:y="13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777cm" svg:y="12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179cm" svg:y="1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38cm" svg:y="14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252cm" svg:y="1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877cm" svg:y="13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6.824cm" svg:y="13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5.962cm" svg:y="12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87cm" svg:y="13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77cm" svg:y="1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59cm" svg:y="1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89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09cm" svg:y="1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49cm" svg:y="13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4cm" svg:y="1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2cm" svg:y="13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11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217cm" svg:y="13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99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039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622cm" svg:y="13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65cm" svg:y="13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64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398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38cm" svg:y="13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156cm" svg:y="13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46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895cm" svg:y="13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76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52cm" svg:y="12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926cm" svg:y="13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786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8.272cm" svg:y="13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254cm" svg:height="0.254cm" svg:x="9.125cm" svg:y="13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15cm" svg:height="0.675cm" svg:x="12.175cm" svg:y="14.745cm">
          <draw:text-box>
            <text:p><text:span text:style-name="T4">E</text:span></text:p>
          </draw:text-box>
        </draw:frame>
        <draw:frame draw:style-name="gr14" draw:text-style-name="P5" draw:layer="layout" svg:width="1.018cm" svg:height="0.769cm" svg:x="13.923cm" svg:y="13.759cm">
          <draw:text-box>
            <text:p><text:span text:style-name="T4">E</text:span><text:span text:style-name="T5">¦</text:span></text:p>
          </draw:text-box>
        </draw:frame>
        <draw:frame draw:style-name="gr17" draw:text-style-name="P5" draw:layer="layout" svg:width="0.853cm" svg:height="0.675cm" svg:x="16.409cm" svg:y="14.769cm">
          <draw:text-box>
            <text:p><text:span text:style-name="T4">D</text:span></text:p>
          </draw:text-box>
        </draw:frame>
        <draw:frame draw:style-name="gr39" draw:text-style-name="P17" draw:layer="layout" svg:width="0.815cm" svg:height="0.641cm" svg:x="13.78cm" svg:y="14.583cm">
          <draw:text-box>
            <text:p><text:span text:style-name="T6">s</text:span><text:span text:style-name="T7">1</text:span></text:p>
          </draw:text-box>
        </draw:frame>
        <draw:frame draw:style-name="gr39" draw:text-style-name="P17" draw:layer="layout" svg:width="0.815cm" svg:height="0.641cm" svg:x="14.059cm" svg:y="14.718cm">
          <draw:text-box>
            <text:p><text:span text:style-name="T6">s</text:span><text:span text:style-name="T7">2</text:span></text:p>
          </draw:text-box>
        </draw:frame>
        <draw:frame draw:style-name="gr39" draw:text-style-name="P18" draw:layer="layout" svg:width="0.815cm" svg:height="0.641cm" svg:x="13.939cm" svg:y="15.875cm">
          <draw:text-box>
            <text:p><text:span text:style-name="T8">s</text:span><text:span text:style-name="T9">3</text:span></text:p>
          </draw:text-box>
        </draw:frame>
        <draw:frame draw:style-name="gr39" draw:text-style-name="P17" draw:layer="layout" svg:width="0.815cm" svg:height="0.641cm" svg:x="13.663cm" svg:y="15.72cm">
          <draw:text-box>
            <text:p><text:span text:style-name="T6">s</text:span><text:span text:style-name="T7">4</text:span></text:p>
          </draw:text-box>
        </draw:frame>
        <draw:line draw:style-name="gr4" draw:text-style-name="P2" draw:layer="layout" svg:x1="13.21cm" svg:y1="13.805cm" svg:x2="14.145cm" svg:y2="14.342cm">
          <text:p/>
        </draw:line>
        <draw:line draw:style-name="gr4" draw:text-style-name="P2" draw:layer="layout" svg:x1="13.219cm" svg:y1="13.802cm" svg:x2="13.214cm" svg:y2="14.834cm">
          <text:p/>
        </draw:line>
        <draw:frame draw:style-name="gr40" draw:text-style-name="P3" draw:layer="layout" svg:width="1.018cm" svg:height="0.742cm" svg:x="12.615cm" svg:y="13.829cm">
          <draw:text-box>
            <text:p><text:span text:style-name="T1">y</text:span></text:p>
          </draw:text-box>
        </draw:frame>
        <draw:frame draw:style-name="gr40" draw:text-style-name="P3" draw:layer="layout" svg:width="1.018cm" svg:height="0.742cm" svg:x="13.288cm" svg:y="13.451cm">
          <draw:text-box>
            <text:p><text:span text:style-name="T1">x</text:span></text:p>
          </draw:text-box>
        </draw:frame>
        <draw:frame draw:style-name="gr39" draw:text-style-name="P17" draw:layer="layout" svg:width="0.815cm" svg:height="0.641cm" svg:x="15.024cm" svg:y="14.54cm">
          <draw:text-box>
            <text:p><text:span text:style-name="T6">v</text:span><text:span text:style-name="T7">2</text:span></text:p>
          </draw:text-box>
        </draw:frame>
        <draw:frame draw:style-name="gr39" draw:text-style-name="P17" draw:layer="layout" svg:width="0.815cm" svg:height="0.641cm" svg:x="12.661cm" svg:y="13.491cm">
          <draw:text-box>
            <text:p><text:span text:style-name="T6">v</text:span><text:span text:style-name="T7">1</text:span></text:p>
          </draw:text-box>
        </draw:frame>
        <draw:frame draw:style-name="gr39" draw:text-style-name="P17" draw:layer="layout" svg:width="0.815cm" svg:height="0.641cm" svg:x="15.121cm" svg:y="16.658cm">
          <draw:text-box>
            <text:p><text:span text:style-name="T6">v</text:span><text:span text:style-name="T7">3</text:span></text:p>
          </draw:text-box>
        </draw:frame>
        <draw:frame draw:style-name="gr39" draw:text-style-name="P17" draw:layer="layout" svg:width="0.815cm" svg:height="0.641cm" svg:x="12.74cm" svg:y="15.882cm">
          <draw:text-box>
            <text:p><text:span text:style-name="T6">v</text:span><text:span text:style-name="T7">4</text:span></text:p>
          </draw:text-box>
        </draw:frame>
        <draw:frame draw:style-name="gr11" draw:text-style-name="P5" draw:layer="layout" svg:width="0.815cm" svg:height="0.675cm" svg:x="12.864cm" svg:y="9.432cm">
          <draw:text-box>
            <text:p><text:span text:style-name="T10">~</text:span></text:p>
          </draw:text-box>
        </draw:frame>
        <draw:custom-shape draw:style-name="gr16" draw:text-style-name="P6" draw:layer="layout" svg:width="0.254cm" svg:height="0.248cm" svg:x="13.039cm" svg:y="9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0.815cm" svg:height="0.675cm" svg:x="14.31cm" svg:y="12.389cm">
          <draw:text-box>
            <text:p><text:span text:style-name="T4">p</text:span></text:p>
          </draw:text-box>
        </draw:frame>
        <draw:frame draw:style-name="gr11" draw:text-style-name="P5" draw:layer="layout" svg:width="0.815cm" svg:height="0.675cm" svg:x="14.267cm" svg:y="12.4cm">
          <draw:text-box>
            <text:p><text:span text:style-name="T10">~</text:span></text:p>
          </draw:text-box>
        </draw:frame>
        <draw:custom-shape draw:style-name="gr41" draw:text-style-name="P1" draw:layer="layout" svg:width="6.629cm" svg:height="5.167cm" svg:x="5.703cm" svg:y="2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4cm" svg:height="0.254cm" svg:x="6.151cm" svg:y="3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6.278cm" svg:y1="3.25cm" svg:x2="6.278cm" svg:y2="2.996cm">
          <text:p/>
        </draw:line>
        <draw:line draw:style-name="gr3" draw:text-style-name="P2" draw:layer="layout" svg:x1="6.278cm" svg:y1="3.758cm" svg:x2="6.278cm" svg:y2="3.504cm">
          <text:p/>
        </draw:line>
        <draw:line draw:style-name="gr3" draw:text-style-name="P2" draw:layer="layout" svg:x1="6.405cm" svg:y1="3.377cm" svg:x2="6.659cm" svg:y2="3.377cm">
          <text:p/>
        </draw:line>
        <draw:line draw:style-name="gr3" draw:text-style-name="P2" draw:layer="layout" svg:x1="5.897cm" svg:y1="3.377cm" svg:x2="6.151cm" svg:y2="3.377cm">
          <text:p/>
        </draw:line>
        <draw:line draw:style-name="gr3" draw:text-style-name="P2" draw:layer="layout" svg:x1="6.024cm" svg:y1="3.123cm" svg:x2="6.151cm" svg:y2="3.25cm">
          <text:p/>
        </draw:line>
        <draw:line draw:style-name="gr3" draw:text-style-name="P2" draw:layer="layout" svg:x1="6.532cm" svg:y1="3.123cm" svg:x2="6.405cm" svg:y2="3.25cm">
          <text:p/>
        </draw:line>
        <draw:line draw:style-name="gr3" draw:text-style-name="P2" draw:layer="layout" svg:x1="6.532cm" svg:y1="3.631cm" svg:x2="6.405cm" svg:y2="3.504cm">
          <text:p/>
        </draw:line>
        <draw:line draw:style-name="gr3" draw:text-style-name="P2" draw:layer="layout" svg:x1="6.024cm" svg:y1="3.631cm" svg:x2="6.151cm" svg:y2="3.504cm">
          <text:p/>
        </draw:line>
        <draw:line draw:style-name="gr3" draw:text-style-name="P2" draw:layer="layout" svg:x1="6.06cm" svg:y1="7.747cm" svg:x2="12.038cm" svg:y2="4.934cm">
          <text:p/>
        </draw:line>
        <draw:line draw:style-name="gr4" draw:text-style-name="P2" draw:layer="layout" svg:x1="9.525cm" svg:y1="6.1cm" svg:x2="8.672cm" svg:y2="4.278cm">
          <text:p/>
        </draw:line>
        <draw:frame draw:style-name="gr6" draw:text-style-name="P3" draw:layer="layout" svg:width="0.773cm" svg:height="0.675cm" svg:x="8.51cm" svg:y="3.723cm">
          <draw:text-box>
            <text:p><text:span text:style-name="T1">n</text:span></text:p>
          </draw:text-box>
        </draw:frame>
        <draw:line draw:style-name="gr42" draw:text-style-name="P2" draw:layer="layout" svg:x1="9.531cm" svg:y1="6.11cm" svg:x2="6.732cm" svg:y2="3.807cm">
          <text:p/>
        </draw:line>
        <draw:frame draw:style-name="gr43" draw:text-style-name="P5" draw:layer="layout" svg:width="0.883cm" svg:height="0.742cm" svg:x="6.597cm" svg:y="4.287cm">
          <draw:text-box>
            <text:p><text:span text:style-name="T4">S</text:span><text:span text:style-name="T11">2</text:span></text:p>
          </draw:text-box>
        </draw:frame>
        <draw:line draw:style-name="gr44" draw:text-style-name="P2" draw:layer="layout" svg:x1="9.39cm" svg:y1="6.118cm" svg:x2="6.487cm" svg:y2="6.223cm">
          <text:p/>
        </draw:line>
        <draw:line draw:style-name="gr4" draw:text-style-name="P2" draw:layer="layout" svg:x1="9.549cm" svg:y1="6.092cm" svg:x2="11.533cm" svg:y2="3.897cm">
          <text:p/>
        </draw:line>
        <draw:custom-shape draw:style-name="gr16" draw:text-style-name="P6" draw:layer="layout" svg:width="0.254cm" svg:height="0.248cm" svg:x="9.399cm" svg:y="6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3" draw:text-style-name="P5" draw:layer="layout" svg:width="0.883cm" svg:height="0.742cm" svg:x="7.387cm" svg:y="5.519cm">
          <draw:text-box>
            <text:p><text:span text:style-name="T10">ª</text:span><text:span text:style-name="T12">1</text:span></text:p>
          </draw:text-box>
        </draw:frame>
        <draw:frame draw:style-name="gr43" draw:text-style-name="P5" draw:layer="layout" svg:width="0.883cm" svg:height="0.742cm" svg:x="9.839cm" svg:y="4.366cm">
          <draw:text-box>
            <text:p><text:span text:style-name="T10">ª</text:span><text:span text:style-name="T12">2</text:span></text:p>
          </draw:text-box>
        </draw:frame>
        <draw:frame draw:style-name="gr6" draw:text-style-name="P3" draw:layer="layout" svg:width="0.773cm" svg:height="0.675cm" svg:x="9.365cm" svg:y="6.201cm">
          <draw:text-box>
            <text:p><text:span text:style-name="T1">y</text:span></text:p>
          </draw:text-box>
        </draw:frame>
        <draw:circle draw:style-name="gr45" draw:text-style-name="P19" draw:layer="layout" svg:width="1.64cm" svg:height="1.64cm" svg:x="8.414cm" svg:y="4.869cm" draw:kind="arc" draw:start-angle="108.76" draw:end-angle="150.1">
          <text:p/>
        </draw:circle>
        <draw:frame draw:style-name="gr46" draw:text-style-name="P5" draw:layer="layout" svg:width="0.976cm" svg:height="0.742cm" svg:x="7.967cm" svg:y="4.4cm">
          <draw:text-box>
            <text:p><text:span text:style-name="T10">µ</text:span><text:span text:style-name="T5">S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adornments="Regular"/>
    <style:font-face style:name="cmmi101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7T01:54:00.398505778</dc:date>
    <meta:editing-duration>PT1H7M9S</meta:editing-duration>
    <meta:editing-cycles>28</meta:editing-cycles>
    <meta:generator>LibreOffice/5.4.2.2.0$Linux_X86_64 LibreOffice_project/40m0$Build-2</meta:generator>
    <meta:document-statistic meta:object-count="162"/>
  </office:meta>
</office:document-meta>
</file>